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1591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co30" style:family="table-column">
      <style:table-column-properties fo:break-before="auto" style:column-width="1.0827in"/>
    </style:style>
    <style:style style:name="co31" style:family="table-column">
      <style:table-column-properties fo:break-before="auto" style:column-width="6.5543in"/>
    </style:style>
    <style:style style:name="co32" style:family="table-column">
      <style:table-column-properties fo:break-before="auto" style:column-width="4.8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0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4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10T15:36:27.112912709</dc:date>
    <meta:editing-duration>P1DT6H24M42S</meta:editing-duration>
    <meta:editing-cycles>303</meta:editing-cycles>
    <meta:document-statistic meta:table-count="9" meta:cell-count="1200" meta:object-count="0"/>
  </office:meta>
</office:document-meta>
</file>